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entury Gothic" svg:font-family="'Century Gothic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081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3.757cm"/>
    </style:style>
    <style:style style:name="Table1.A1" style:family="table-cell">
      <style:table-cell-properties fo:padding="0.176cm" fo:border="1pt solid #000000"/>
    </style:style>
    <style:style style:name="Table1.B1" style:family="table-cell">
      <style:table-cell-properties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le1.A2" style:family="table-cell">
      <style:table-cell-properties fo:padding-left="0.176cm" fo:padding-right="0.176cm" fo:padding-top="0cm" fo:padding-bottom="0.176cm" fo:border-left="1pt solid #000000" fo:border-right="1pt solid #000000" fo:border-top="none" fo:border-bottom="1pt solid #000000"/>
    </style:style>
    <style:style style:name="Table1.B2" style:family="table-cell">
      <style:table-cell-properties fo:padding-left="0cm" fo:padding-right="0.176cm" fo:padding-top="0cm" fo:padding-bottom="0.176cm" fo:border-left="none" fo:border-right="1pt solid #000000" fo:border-top="none" fo:border-bottom="1pt solid #000000"/>
    </style:style>
    <style:style style:name="P1" style:family="paragraph" style:parent-style-name="Heading_20_1">
      <style:paragraph-properties fo:orphans="1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 fo:padding="0cm" fo:border="none"/>
    </style:style>
    <style:style style:name="T1" style:family="text">
      <style:text-properties style:font-name="Arial"/>
    </style:style>
    <style:style style:name="T2" style:family="text">
      <style:text-properties style:font-name="Century Goth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rmazenamento em virtualização </text:h>
      <text:p text:style-name="Text_20_body">Devido à variedade de serviços de <text:span text:style-name="Emphasis">cloud computing </text:span>que implementam serviços interessantes para o público, muitos podem acabar por parecerem similares, ainda mais em um cenário de ampla concorrência e competitividade. </text:p>
      <text:p text:style-name="Text_20_body">Para que se entenda como funcionam os serviços e o propósito de cada um deles, não basta apenas ler e tentar entender: é necessário fazer um estudo comparativo para verificar quais as vantagens, desvantagens e características dos serviços dos fabricantes. </text:p>
      <text:p text:style-name="Text_20_body">Para essa atividade, considere os serviços citados na lista a seguir: </text:p>
      <text:list xml:id="list803341760" text:style-name="L1">
        <text:list-item>
          <text:p text:style-name="P4">Amazon AWS. </text:p>
        </text:list-item>
        <text:list-item>
          <text:p text:style-name="P4">Google App Engine. </text:p>
        </text:list-item>
        <text:list-item>
          <text:p text:style-name="P4">Google BigTable. </text:p>
        </text:list-item>
        <text:list-item>
          <text:p text:style-name="P4">Apache HBase. </text:p>
        </text:list-item>
        <text:list-item>
          <text:p text:style-name="P3">Apache Hive. </text:p>
        </text:list-item>
      </text:list>
      <text:p text:style-name="Text_20_body">Entre estes, o aluno deve escolher um deles e realizar o comparativo entre esse serviço de rede e os demais. O foco do texto deve ser no serviço escolhido e na descrição do seu funcionamento, utilizando os demais serviços para prover o contexto para o sistema analisado. </text:p>
      <text:p text:style-name="Text_20_body">Para que se possa ter um panorama do que esses produtos e serviços pretendem, é necessário criar um comparativo que responda às seguintes perguntas, com foco no sistema que foi escolhido e comparando com os demais sistemas citados: </text:p>
      <text:p text:style-name="Quotations">1. De quem é a responsabilidade por manter a disponibilidade do sistema? </text:p>
      <text:p text:style-name="Quotations">2. Quais são pagos e quais são gratuitos? </text:p>
      <text:p text:style-name="Quotations">3. Quais são necessários instalar localmente e quais estão disponíveis remotamente? </text:p>
      <text:p text:style-name="Quotations">4. Qual a aplicação principal de cada um desses serviços:? </text:p>
      <text:p text:style-name="Quotations">5. Que tipos de dados podem ser processados na plataforma? </text:p>
      <text:p text:style-name="Text_20_body">Para que essa tarefa seja completada de maneira satisfatória, é necessário que esse estudo leve em consideração em que contexto cada serviço foi desenvolvido para operar e quais são as funcionalidades oferecidas para os usuários finais. </text:p>
      <text:p text:style-name="Text_20_body">Tomando-se o Google App Engine como exemplo: </text:p>
      <text:p text:style-name="Quotations">1. Descrição do sistema </text:p>
      <text:p text:style-name="Text_20_body">O Google App Engine é uma plataforma que oferece uma gama de serviços, como servidor de máquinas virtuais, armazenamento na nuvem, banco de dados distribuídos [e o aluno deve continuar a listar e explicar os demais serviços que a plataforma oferece]. </text:p>
      <text:p text:style-name="Text_20_body">Os produtos que essa plataforma oferece são similares à Amazon AWS, que disponibiliza uma plataforma unificada para o desenvolvimento de sistemas e atendimento ao usuário final. Em <text:soft-page-break/>contraste, outros serviços, como o Apache HBase, Apache Hive e Google BigTable, oferecem apenas armazenamento e banco de dados em sistemas distribuídos. </text:p>
      <text:p text:style-name="Quotations">2. Cobrança dos serviços </text:p>
      <text:p text:style-name="Text_20_body">O Google App Engine é mantido pelo Google, ou seja, não é de responsabilidade da empresa contratante manter a infraestrutura operante e disponível. Dessa forma, o tratamento, falhas de hardware e configurações de software estão inclusos no contrato com a empresa provedora do serviço. </text:p>
      <text:p text:style-name="Text_20_body">Esse modelo de serviço prestado é similar à Amazon AWS, em que a empresa contratada se responsabiliza para manter o serviço operacional. Em contraste, outros serviços, como o Apache Hive ou Apache HBase, podem ser implementados de maneira gratuita em empresas que se disponham a oferecer manutenção própria ao sistema instalado. </text:p>
      <text:h text:style-name="Heading_20_3" text:outline-level="3">Vamos Praticar </text:h>
      <text:p text:style-name="Text_20_body">Com esse estudo, o aluno poderá explorar os serviços de cloud computing existentes e verificar os recursos de cada um, bem como seu funcionamento básico e formas de criar aplicações que se baseiam nos sistemas apresentados. </text:p>
      <text:p text:style-name="Text_20_body">Para desenvolver essa atividade, é necessário escolher um dos sistemas citados na lista anterior, elaborar um texto com os tópicos apresentados, comparando o sistema escolhido com os demais. </text:p>
      <text:p text:style-name="Text_20_body">O texto deve ser elaborado no formato ABNT para relatórios técnicos e científicos (conforme item 2.8.1 do manual disponível em <text:a xlink:type="simple" xlink:href="https://acervodigital.ufpr.br/handle/1884/45654" office:target-frame-name="_blank" xlink:show="new" text:style-name="Internet_20_link" text:visited-style-name="Visited_20_Internet_20_Link">https://acervodigital.ufpr.br/handle/1884/45654 </text:a>), em que cada capítulo deve ser um dos aspectos listados anteriormente. <text:span text:style-name="Strong_20_Emphasis">Ao final, disponibilize seu trabalho no fórum da seção. </text:span></text:p>
      <text:p text:style-name="P5"><text:span text:style-name="T1">Caro estudante,</text:span> </text:p>
      <text:p text:style-name="P6"><text:span text:style-name="T1">O seu texto desenvolvido deve privilegiar um dos sistemas citados no início deste "Pratique e Compartilhe" em detrimento dos demais, mas, no comparativo a ser realizado, devem constar, no mínimo, as seguintes características:</text:span> 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P2"><text:span text:style-name="T1">Nome do serviço</text:span> </text:p>
          </table:table-cell>
          <table:table-cell table:style-name="Table1.B1" office:value-type="string">
            <text:p text:style-name="P2"><text:span text:style-name="T1">Responsável pela manutenção</text:span> </text:p>
          </table:table-cell>
          <table:table-cell table:style-name="Table1.B1" office:value-type="string">
            <text:p text:style-name="P2"><text:span text:style-name="T1">Tipo de utilização</text:span> </text:p>
          </table:table-cell>
          <table:table-cell table:style-name="Table1.B1" office:value-type="string">
            <text:p text:style-name="P2"><text:span text:style-name="T1">Função do sistema</text:span> </text:p>
          </table:table-cell>
        </table:table-row>
        <table:table-row>
          <table:table-cell table:style-name="Table1.A2" office:value-type="string">
            <text:p text:style-name="P2"><text:span text:style-name="T2">Amazon AWS</text:span> </text:p>
          </table:table-cell>
          <table:table-cell table:style-name="Table1.B2" office:value-type="string">
            <text:p text:style-name="P2"><text:span text:style-name="T1">Amazon</text:span> </text:p>
          </table:table-cell>
          <table:table-cell table:style-name="Table1.B2" office:value-type="string">
            <text:p text:style-name="P2"><text:span text:style-name="T1">PaaS</text:span> </text:p>
          </table:table-cell>
          <table:table-cell table:style-name="Table1.B2" office:value-type="string">
            <text:p text:style-name="P2"><text:span text:style-name="T1">Prover um servidor de serviços de rede virtualizado para os clientes</text:span> </text:p>
          </table:table-cell>
        </table:table-row>
        <table:table-row>
          <table:table-cell table:style-name="Table1.A2" office:value-type="string">
            <text:p text:style-name="P2"><text:span text:style-name="T2">Google App Engine</text:span> </text:p>
          </table:table-cell>
          <table:table-cell table:style-name="Table1.B2" office:value-type="string">
            <text:p text:style-name="P2"><text:span text:style-name="T1">Google</text:span> </text:p>
          </table:table-cell>
          <table:table-cell table:style-name="Table1.B2" office:value-type="string">
            <text:p text:style-name="P2"><text:span text:style-name="T1">PaaS</text:span> </text:p>
          </table:table-cell>
          <table:table-cell table:style-name="Table1.B2" office:value-type="string">
            <text:p text:style-name="P2"><text:span text:style-name="T1">Prover um servidor de serviços de rede virtualizado para os clientes</text:span> </text:p>
          </table:table-cell>
        </table:table-row>
        <table:table-row>
          <table:table-cell table:style-name="Table1.A2" office:value-type="string">
            <text:p text:style-name="P2"><text:span text:style-name="T2">Google </text:span><text:soft-page-break/><text:span text:style-name="T2">BigTable</text:span> </text:p>
          </table:table-cell>
          <table:table-cell table:style-name="Table1.B2" office:value-type="string">
            <text:p text:style-name="P2"><text:span text:style-name="T1">Google</text:span> </text:p>
          </table:table-cell>
          <table:table-cell table:style-name="Table1.B2" office:value-type="string">
            <text:p text:style-name="P2"><text:span text:style-name="T1">Armazenamento</text:span> </text:p>
          </table:table-cell>
          <table:table-cell table:style-name="Table1.B2" office:value-type="string">
            <text:p text:style-name="P2"><text:span text:style-name="T1">Criar um sistema de banco de dados </text:span><text:soft-page-break/><text:span text:style-name="T1">NoSQL</text:span> </text:p>
          </table:table-cell>
        </table:table-row>
        <table:table-row>
          <table:table-cell table:style-name="Table1.A2" office:value-type="string">
            <text:p text:style-name="P2"><text:span text:style-name="T2">Apache HBase</text:span> </text:p>
          </table:table-cell>
          <table:table-cell table:style-name="Table1.B2" office:value-type="string">
            <text:p text:style-name="P2"><text:span text:style-name="T1">O próprio usuário</text:span> </text:p>
          </table:table-cell>
          <table:table-cell table:style-name="Table1.B2" office:value-type="string">
            <text:p text:style-name="P2"><text:span text:style-name="T1">Armazenamento</text:span> </text:p>
          </table:table-cell>
          <table:table-cell table:style-name="Table1.B2" office:value-type="string">
            <text:p text:style-name="P2"><text:span text:style-name="T1">Criar um sistema de banco de dados SQL distribuído utilizando a infraestrutura da própria organização</text:span> </text:p>
          </table:table-cell>
        </table:table-row>
        <table:table-row>
          <table:table-cell table:style-name="Table1.A2" office:value-type="string">
            <text:p text:style-name="P2"><text:span text:style-name="T2">Apache Hive</text:span> </text:p>
          </table:table-cell>
          <table:table-cell table:style-name="Table1.B2" office:value-type="string">
            <text:p text:style-name="P2"><text:span text:style-name="T1">O próprio usuário</text:span> </text:p>
          </table:table-cell>
          <table:table-cell table:style-name="Table1.B2" office:value-type="string">
            <text:p text:style-name="P2"><text:span text:style-name="T1">Armazenamento</text:span> </text:p>
          </table:table-cell>
          <table:table-cell table:style-name="Table1.B2" office:value-type="string">
            <text:p text:style-name="P2"><text:span text:style-name="T1">Criar um sistema de banco de dados NoSQL distribuído utilizando a infraestrutura da própria organização</text:span> </text:p>
          </table:table-cell>
        </table:table-row>
      </table:table>
      <text:p text:style-name="P6">  </text:p>
      <text:p text:style-name="P6"><text:span text:style-name="T1">Essa lista não é exaustiva, os serviços possuem outras características que não foram contempladas. Mas, este é o conjunto mínimo de itens que devem constar no texto elaborado.</text:span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entury Gothic" svg:font-family="'Century Gothic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3:22:25.135894314</meta:creation-date>
    <dc:date>2022-10-03T23:32:40.639879767</dc:date>
    <meta:editing-duration>PT36S</meta:editing-duration>
    <meta:editing-cycles>2</meta:editing-cycles>
    <meta:generator>LibreOffice/7.3.6.2$Linux_X86_64 LibreOffice_project/30$Build-2</meta:generator>
    <meta:document-statistic meta:table-count="1" meta:image-count="0" meta:object-count="0" meta:page-count="3" meta:paragraph-count="56" meta:word-count="741" meta:character-count="4802" meta:non-whitespace-character-count="4064"/>
  </office:meta>
</office:document-meta>
</file>